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5.04pt"/>
    </style:style>
    <style:style style:name="co3" style:family="table-column">
      <style:table-column-properties fo:break-before="auto" style:column-width="181.3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3715a"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00">
      <style:table-cell-properties fo:background-color="#f3715a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2" office:value-type="float" office:value="0.6" calcext:value-type="float">
            <text:p>0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cale</text:p>
          </table:table-cell>
          <table:table-cell table:style-name="ce2" office:value-type="float" office:value="0.000001" calcext:value-type="float">
            <text:p>1E-0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olume</text:p>
          </table:table-cell>
          <table:table-cell table:style-name="ce7" office:value-type="float" office:value="72978.90625" calcext:value-type="float">
            <text:p>72978.90625</text:p>
          </table:table-cell>
          <table:table-cell table:style-name="ce7" office:value-type="float" office:value="35398580" calcext:value-type="float">
            <text:p>35398580</text:p>
          </table:table-cell>
          <table:table-cell table:style-name="ce3" office:value-type="string" calcext:value-type="string">
            <text:p>xx</text:p>
          </table:table-cell>
          <table:table-cell table:style-name="ce4" table:formula="of:=[.C4]*[.$B$5]" office:value-type="float" office:value="0.000291031327973623" calcext:value-type="float">
            <text:p>0.00029103132797362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ertia scale</text:p>
          </table:table-cell>
          <table:table-cell table:style-name="ce2" table:formula="of:=([.B2]*[.B3])/[.B4]" office:value-type="float" office:value="0.00000000000822155374519607" calcext:value-type="float">
            <text:p>8.22155374519607E-12</text:p>
          </table:table-cell>
          <table:table-cell table:style-name="ce7" office:value-type="float" office:value="19406674" calcext:value-type="float">
            <text:p>19406674</text:p>
          </table:table-cell>
          <table:table-cell table:style-name="ce3" office:value-type="string" calcext:value-type="string">
            <text:p>yy</text:p>
          </table:table-cell>
          <table:table-cell table:style-name="ce4" table:formula="of:=[.C5]*[.$B$5]" office:value-type="float" office:value="0.000159553013306499" calcext:value-type="float">
            <text:p>0.00015955301330649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" office:value-type="float" office:value="43536300" calcext:value-type="float">
            <text:p>43536300</text:p>
          </table:table-cell>
          <table:table-cell table:style-name="ce3" office:value-type="string" calcext:value-type="string">
            <text:p>zz</text:p>
          </table:table-cell>
          <table:table-cell table:style-name="ce4" table:formula="of:=[.C6]*[.$B$5]" office:value-type="float" office:value="0.000357936030316979" calcext:value-type="float">
            <text:p>0.00035793603031697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" office:value-type="float" office:value="-55.8419" calcext:value-type="float">
            <text:p>-55.8419</text:p>
          </table:table-cell>
          <table:table-cell table:style-name="ce3" office:value-type="string" calcext:value-type="string">
            <text:p>xy</text:p>
          </table:table-cell>
          <table:table-cell table:style-name="ce4" table:formula="of:=[.C7]*[.$B$5]" office:value-type="float" office:value="-0.000000000459107182083864" calcext:value-type="float">
            <text:p>-0.00000000045910718208386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" office:value-type="float" office:value="-298.286804" calcext:value-type="float">
            <text:p>-298.286804</text:p>
          </table:table-cell>
          <table:table-cell table:style-name="ce3" office:value-type="string" calcext:value-type="string">
            <text:p>xz</text:p>
          </table:table-cell>
          <table:table-cell table:style-name="ce4" table:formula="of:=[.C8]*[.$B$5]" office:value-type="float" office:value="-0.00000000245238099056876" calcext:value-type="float">
            <text:p>-0.0000000024523809905687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" office:value-type="float" office:value="-599.582642" calcext:value-type="float">
            <text:p>-599.582642</text:p>
          </table:table-cell>
          <table:table-cell table:style-name="ce3" office:value-type="string" calcext:value-type="string">
            <text:p>yz</text:p>
          </table:table-cell>
          <table:table-cell table:style-name="ce4" table:formula="of:=[.C9]*[.$B$5]" office:value-type="float" office:value="-0.00000000492950091588965" calcext:value-type="float">
            <text:p>-0.00000000492950091588965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7" office:value-type="string" calcext:value-type="string">
            <text:p>-0.000468 0.000981 14.935569</text:p>
          </table:table-cell>
          <table:table-cell table:number-columns-repeated="1021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3"/>
          <table:table-cell table:style-name="ce7"/>
          <table:table-cell table:style-name="ce7" office:value-type="string" calcext:value-type="string">
            <text:p>-0.336880 67.010719 22.291145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 style:data-style-name="N2" text:time-value="16:24:39.0248053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18:49:34.631312010</meta:creation-date>
    <dc:date>2020-12-17T16:28:36.095238933</dc:date>
    <meta:editing-duration>PT6H56M56S</meta:editing-duration>
    <meta:editing-cycles>10</meta:editing-cycles>
    <meta:generator>LibreOffice/6.0.7.3$Linux_X86_64 LibreOffice_project/00m0$Build-3</meta:generator>
    <meta:document-statistic meta:table-count="1" meta:cell-count="28" meta:object-count="0"/>
    <meta:user-defined meta:name="qrichtext">1</meta:user-defined>
  </office:meta>
</office:document-meta>
</file>